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Arrow" draw:marker-end-width="0.5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0.9cm" svg:y="0.5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4cm" svg:y="3.2cm">
          <draw:text-box>
            <text:p>minhaConta</text:p>
          </draw:text-box>
        </draw:frame>
        <draw:custom-shape draw:style-name="gr1" draw:text-style-name="P1" draw:layer="layout" svg:width="2cm" svg:height="1.1cm" svg:x="4.5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0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013cm" svg:height="0.962cm" svg:x="13.3cm" svg:y="0.5cm">
          <draw:text-box>
            <text:p text:style-name="P2">Heap</text:p>
          </draw:text-box>
        </draw:frame>
        <draw:frame draw:style-name="gr5" draw:text-style-name="P4" draw:layer="layout" svg:width="2.085cm" svg:height="0.962cm" svg:x="11.8cm" svg:y="4.6cm">
          <draw:text-box>
            <text:p>nome</text:p>
          </draw:text-box>
        </draw:frame>
        <draw:custom-shape draw:style-name="gr6" draw:text-style-name="P1" draw:layer="layout" svg:width="2.6cm" svg:height="1.1cm" svg:x="14.6cm" svg:y="4.5cm">
          <text:p text:style-name="P2">“ ”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13cm" svg:height="0.962cm" svg:x="11.813cm" svg:y="6cm">
          <draw:text-box>
            <text:p>saldo</text:p>
          </draw:text-box>
        </draw:frame>
        <draw:custom-shape draw:style-name="gr6" draw:text-style-name="P1" draw:layer="layout" svg:width="2.6cm" svg:height="1.1cm" svg:x="14.613cm" svg:y="5.9cm">
          <text:p text:style-name="P2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1.826cm" svg:y="3.2cm">
          <draw:text-box>
            <text:p>numero</text:p>
          </draw:text-box>
        </draw:frame>
        <draw:custom-shape draw:style-name="gr6" draw:text-style-name="P1" draw:layer="layout" svg:width="2.6cm" svg:height="1.1cm" svg:x="14.626cm" svg:y="3.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1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5.6cm" svg:y1="3.6cm" svg:x2="11.8cm" svg:y2="4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14T21:52:06.941777471</meta:creation-date>
    <dc:date>2024-03-25T17:54:18.785414085</dc:date>
    <meta:editing-duration>PT25M39S</meta:editing-duration>
    <meta:editing-cycles>7</meta:editing-cycles>
    <meta:generator>LibreOffice/7.3.7.2$Linux_X86_64 LibreOffice_project/30$Build-2</meta:generator>
    <meta:document-statistic meta:object-count="14"/>
  </office:meta>
</office:document-meta>
</file>